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40000026A699A48D033A203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variant="small-caps" fo:font-size="36pt"/>
    </style:style>
    <style:style style:name="P2" style:family="paragraph">
      <loext:graphic-properties draw:fill="none" draw:fill-color="#ffffff"/>
      <style:text-properties fo:font-variant="small-caps" fo:font-size="36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9.671cm" svg:height="1.673cm" svg:x="1cm" svg:y="20.327cm">
          <draw:text-box>
            <text:p text:style-name="P1">Ofrecimiento de Mandalas</text:p>
          </draw:text-box>
        </draw:frame>
        <draw:frame draw:style-name="gr1" draw:text-style-name="P3" draw:layer="layout" svg:width="4.308cm" svg:height="0.962cm" svg:x="8.192cm" svg:y="22.538cm">
          <draw:text-box>
            <text:p>37 y 7 puntos</text:p>
          </draw:text-box>
        </draw:frame>
        <draw:frame draw:style-name="gr2" draw:text-style-name="P4" draw:layer="layout" svg:width="13.652cm" svg:height="16.35cm" svg:x="3.848cm" svg:y="2.5cm">
          <draw:image xlink:href="Pictures/10000001000002040000026A699A48D033A203E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14:03:47.931530697</meta:creation-date>
    <dc:date>2024-09-04T14:05:41.610868035</dc:date>
    <meta:editing-duration>PT1M54S</meta:editing-duration>
    <meta:editing-cycles>1</meta:editing-cycles>
    <meta:document-statistic meta:object-count="3"/>
    <meta:generator>LibreOffice/7.3.7.2$Linux_X86_64 LibreOffice_project/30$Build-2</meta:generator>
  </office:meta>
</office:document-meta>
</file>